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29.501cm" fo:margin-left="-2.434cm" table:align="left" style:writing-mode="lr-tb"/>
    </style:style>
    <style:style style:name="Table1.A" style:family="table-column">
      <style:table-column-properties style:column-width="5.689cm"/>
    </style:style>
    <style:style style:name="Table1.B" style:family="table-column">
      <style:table-column-properties style:column-width="4.207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5.001cm"/>
    </style:style>
    <style:style style:name="Table1.E" style:family="table-column">
      <style:table-column-properties style:column-width="5.186cm"/>
    </style:style>
    <style:style style:name="Table1.F" style:family="table-column">
      <style:table-column-properties style:column-width="5.106cm"/>
    </style:style>
    <style:style style:name="Table1.A1" style:family="table-cell">
      <style:table-cell-properties fo:padding="0cm" fo:border="none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45e143" officeooo:paragraph-rsid="00161677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79ecf"/>
    </style:style>
    <style:style style:name="P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88d0a" officeooo:paragraph-rsid="00188d0a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88d0a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8eae1" officeooo:paragraph-rsid="0018eae1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8eae1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79ecf" officeooo:paragraph-rsid="001a2a48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a2a48" officeooo:paragraph-rsid="001a2a48"/>
    </style:style>
    <style:style style:name="P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b1c18" officeooo:paragraph-rsid="001b1c18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b90d4" officeooo:paragraph-rsid="001b90d4"/>
    </style:style>
    <style:style style:name="P1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/>
      <style:text-properties fo:font-size="12pt" officeooo:rsid="001b90d4" officeooo:paragraph-rsid="001c5b48"/>
    </style:style>
    <style:style style:name="P12" style:family="paragraph" style:parent-style-name="Standard">
      <style:paragraph-properties fo:margin-top="0.141cm" fo:margin-bottom="0.141cm" style:contextual-spacing="false"/>
      <style:text-properties style:font-name="Verdana" fo:font-weight="bold" officeooo:rsid="0014882a" officeooo:paragraph-rsid="00161677" style:font-name-asian="Verdana" style:font-weight-asian="bold" style:font-name-complex="Verdan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">Description of test</text:p>
          </table:table-cell>
          <table:table-cell table:style-name="Table1.A1" office:value-type="string">
            <text:p text:style-name="P1">Test data to be used (if required)</text:p>
          </table:table-cell>
          <table:table-cell table:style-name="Table1.A1" office:value-type="string">
            <text:p text:style-name="P1">Test data type</text:p>
          </table:table-cell>
          <table:table-cell table:style-name="Table1.A1" office:value-type="string">
            <text:p text:style-name="P1">Expected outcome</text:p>
          </table:table-cell>
          <table:table-cell table:style-name="Table1.A1" office:value-type="string">
            <text:p text:style-name="P1">Actual outcome</text:p>
          </table:table-cell>
          <table:table-cell table:style-name="Table1.A1" office:value-type="string">
            <text:p text:style-name="P1">Comments and intended actions</text:p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ext:soft-page-break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style:writing-mode="lr-tb"/>
      <style:text-properties style:use-window-font-color="true" loext:opacity="0%" style:font-name="Arial1" fo:font-family="Arial" style:font-family-generic="swiss" style:font-pitch="variable" fo:font-size="11pt" fo:language="en" fo:country="GB" style:font-name-asian="Arial1" style:font-family-asian="Arial" style:font-family-generic-asian="swiss" style:font-pitch-asian="variable" style:font-size-asian="11pt" style:font-name-complex="Arial1" style:font-family-complex="Arial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Bunn, Amber</meta:initial-creator>
    <meta:creation-date>2023-01-04T10:20:00</meta:creation-date>
    <dc:date>2026-02-22T14:03:49.774099300</dc:date>
    <meta:editing-cycles>8</meta:editing-cycles>
    <meta:editing-duration>PT1H47M27S</meta:editing-duration>
    <meta:generator>LibreOffice/26.2.0.3$Windows_X86_64 LibreOffice_project/620$Build-3</meta:generator>
    <meta:document-statistic meta:table-count="1" meta:image-count="0" meta:object-count="0" meta:page-count="2" meta:paragraph-count="6" meta:word-count="21" meta:character-count="126" meta:non-whitespace-character-count="111"/>
  </office:meta>
</office:document-meta>
</file>